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6c7" officeooo:paragraph-rsid="001876c7"/>
    </style:style>
    <style:style style:name="P2" style:family="paragraph" style:parent-style-name="Standard">
      <style:text-properties officeooo:paragraph-rsid="001876c7"/>
    </style:style>
    <style:style style:name="P3" style:family="paragraph" style:parent-style-name="Standard">
      <style:text-properties fo:color="#000000" style:font-name="Consolas" fo:font-size="9.5pt" style:font-size-asian="9.5pt"/>
    </style:style>
    <style:style style:name="P4" style:family="paragraph" style:parent-style-name="Standard">
      <style:text-properties officeooo:rsid="00197c63" officeooo:paragraph-rsid="001876c7"/>
    </style:style>
    <style:style style:name="P5" style:family="paragraph" style:parent-style-name="Standard">
      <style:text-properties officeooo:rsid="00197c63" officeooo:paragraph-rsid="00197c6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7c63" officeooo:paragraph-rsid="00197c63" style:font-weight-asian="bold" style:font-weight-complex="bold"/>
    </style:style>
    <style:style style:name="P7" style:family="paragraph" style:parent-style-name="Standard">
      <style:paragraph-properties fo:break-before="page"/>
      <style:text-properties fo:color="#000000" style:font-name="Liberation Serif" fo:font-size="12pt" style:text-underline-style="solid" style:text-underline-width="auto" style:text-underline-color="font-color" fo:font-weight="bold" officeooo:rsid="00197c63" officeooo:paragraph-rsid="00197c63" style:font-size-asian="12pt" style:font-weight-asian="bold" style:font-size-complex="12pt" style:font-weight-complex="bold"/>
    </style:style>
    <style:style style:name="T1" style:family="text">
      <style:text-properties fo:color="#000000" style:font-name="Consolas" fo:font-size="9.5pt" style:font-size-asian="9.5pt"/>
    </style:style>
    <style:style style:name="T2" style:family="text">
      <style:text-properties fo:color="#000000" style:font-name="Consolas" fo:font-size="9.5pt" officeooo:rsid="001876c7" style:font-size-asian="9.5pt"/>
    </style:style>
    <style:style style:name="T3" style:family="text">
      <style:text-properties fo:color="#0000ff" style:font-name="Consolas" fo:font-size="9.5pt" style:font-size-asian="9.5pt"/>
    </style:style>
    <style:style style:name="T4" style:family="text">
      <style:text-properties fo:color="#0000ff" style:font-name="Consolas" fo:font-size="9.5pt" officeooo:rsid="001876c7" style:font-size-asian="9.5pt"/>
    </style:style>
    <style:style style:name="T5" style:family="text">
      <style:text-properties fo:color="#0000ff" fo:font-size="9.5pt" style:font-size-asian="9.5pt"/>
    </style:style>
    <style:style style:name="T6" style:family="text">
      <style:text-properties fo:color="#0000ff"/>
    </style:style>
    <style:style style:name="T7" style:family="text">
      <style:text-properties fo:color="#008000" style:font-name="Consolas" fo:font-size="9.5pt" style:font-size-asian="9.5pt"/>
    </style:style>
    <style:style style:name="T8" style:family="text">
      <style:text-properties fo:color="#2b91af" style:font-name="Consolas" fo:font-size="9.5pt" style:font-size-asian="9.5pt"/>
    </style:style>
    <style:style style:name="T9" style:family="text">
      <style:text-properties fo:color="#a31515" style:font-name="Consolas" fo:font-size="9.5pt" style:font-size-asian="9.5pt"/>
    </style:style>
    <style:style style:name="T10" style:family="text"/>
    <style:style style:name="T11" style:family="text">
      <style:text-properties officeooo:rsid="001c7dac"/>
    </style:style>
    <style:style style:name="T12" style:family="text">
      <style:text-properties officeooo:rsid="001e1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es 4 Windows 10</text:p>
      <text:p text:style-name="P1"/>
      <text:p text:style-name="P1">To add context menu item</text:p>
      <text:p text:style-name="P1"/>
      <text:p text:style-name="P1">NOTES: </text:p>
      <text:p text:style-name="P1">As is, the adding to context menu only works if app is run as administrator.</text:p>
      <text:p text:style-name="P1">When app is selected in the context menu, it doesn’t open the app. </text:p>
      <text:p text:style-name="P1"><text:tab/>Also need to pass file name to app so that the file name field is populated with the file <text:tab/>(name) the context menu was accessed from.</text:p>
      <text:p text:style-name="P1"/>
      <text:p text:style-name="P1"/>
      <text:p text:style-name="P1"><text:span text:style-name="T11">In </text:span>hashes.vb (design) - aka FrmHashes</text:p>
      <text:p text:style-name="P1"/>
      <text:p text:style-name="P1">Add option<text:span text:style-name="T12">s</text:span> to MenuStrip1:</text:p>
      <text:p text:style-name="P1">Options</text:p>
      <text:p text:style-name="P1"><text:tab/>Add To Context Menu</text:p>
      <text:p text:style-name="P1"/>
      <text:p text:style-name="P1"/>
      <text:p text:style-name="P1">Add code:</text:p>
      <text:p text:style-name="P4"/>
      <text:p text:style-name="P6">Add to FrmHashes</text:p>
      <text:p text:style-name="P4"/>
      <text:p text:style-name="P5"><text:span text:style-name="T3">Private</text:span><text:span text:style-name="T1"> vClsReg </text:span><text:span text:style-name="T3">As</text:span><text:span text:style-name="T1"> </text:span><text:span text:style-name="T3">New</text:span><text:span text:style-name="T1"> ClsReg</text:span></text:p>
      <text:p text:style-name="P4"/>
      <text:p text:style-name="P4"/>
      <text:p text:style-name="P5"><text:span text:style-name="T3">Private</text:span><text:span text:style-name="T1"> </text:span><text:span text:style-name="T3">Sub</text:span><text:span text:style-name="T1"> FrmHashes_Load(sender </text:span><text:span text:style-name="T3">As</text:span><text:span text:style-name="T1"> </text:span><text:span text:style-name="T3">Object</text:span><text:span text:style-name="T1">, e </text:span><text:span text:style-name="T3">As</text:span><text:span text:style-name="T1"> EventArgs) </text:span><text:span text:style-name="T3">Handles</text:span><text:span text:style-name="T1"> </text:span><text:span text:style-name="T3">Me</text:span><text:span text:style-name="T1">.Load</text:span></text:p>
      <text:p text:style-name="P5"><text:span text:style-name="T1"><text:tab/></text:span><text:span text:style-name="T7">'Check/Uncheck "Add To Context Menu" menu item</text:span></text:p>
      <text:p text:style-name="P5"><text:span text:style-name="T1"><text:tab/>AddToContextMenuToolStripMenuItem.Checked = vClsReg.IsInReg</text:span></text:p>
      <text:p text:style-name="P5"><text:span text:style-name="T4">End</text:span><text:span text:style-name="T2"> </text:span><text:span text:style-name="T4">Sub</text:span></text:p>
      <text:p text:style-name="P1"/>
      <text:p text:style-name="P1"/>
      <text:p text:style-name="P1"/>
      <text:p text:style-name="P1"><text:span text:style-name="T3">Private</text:span><text:span text:style-name="T1"> </text:span><text:span text:style-name="T3">Sub</text:span><text:span text:style-name="T1"> AddToContextMenuToolStripMenuItem_Click(sender </text:span><text:span text:style-name="T3">As</text:span><text:span text:style-name="T1"> </text:span><text:span text:style-name="T3">Object</text:span><text:span text:style-name="T1">, e </text:span><text:span text:style-name="T3">As</text:span><text:span text:style-name="T1"> EventArgs) </text:span><text:span text:style-name="T3">Handles</text:span><text:span text:style-name="T1"> AddToContextMenuToolStripMenuItem.Click</text:span></text:p>
      <text:p text:style-name="P3"/>
      <text:p text:style-name="Standard"><text:span text:style-name="T1"><text:tab/></text:span><text:span text:style-name="T7">'add/remove app to/from context menu</text:span></text:p>
      <text:p text:style-name="Standard"><text:span text:style-name="T1"><text:tab/></text:span><text:span text:style-name="T3">If</text:span><text:span text:style-name="T1"> AddToContextMenuToolStripMenuItem.Checked = </text:span><text:span text:style-name="T3">True</text:span><text:span text:style-name="T1"> </text:span><text:span text:style-name="T3">Then</text:span></text:p>
      <text:p text:style-name="Standard"><text:span text:style-name="T1"><text:tab/><text:tab/></text:span><text:span text:style-name="T7">' if checked, add to registry</text:span></text:p>
      <text:p text:style-name="Standard"><text:span text:style-name="T1"><text:tab/><text:tab/>vClsReg.AddToReg(</text:span><text:span text:style-name="T3">True</text:span><text:span text:style-name="T1">)</text:span></text:p>
      <text:p text:style-name="Standard"><text:span text:style-name="T1"><text:tab/></text:span><text:span text:style-name="T3">Else</text:span></text:p>
      <text:p text:style-name="Standard"><text:span text:style-name="T1"><text:tab/><text:tab/></text:span><text:span text:style-name="T7">' if unchecked, remove from registry</text:span></text:p>
      <text:p text:style-name="Standard"><text:span text:style-name="T1"><text:tab/><text:tab/>vClsReg.AddToReg(</text:span><text:span text:style-name="T3">False</text:span><text:span text:style-name="T1">)</text:span></text:p>
      <text:p text:style-name="Standard"><text:span text:style-name="T1"><text:tab/></text:span><text:span text:style-name="T3">End</text:span><text:span text:style-name="T1"> </text:span><text:span text:style-name="T3">If</text:span></text:p>
      <text:p text:style-name="P2"><text:span text:style-name="T4">End</text:span><text:span text:style-name="T2"> </text:span><text:span text:style-name="T4">Sub</text:span></text:p>
      <text:p text:style-name="P2"><text:span text:style-name="T4"/></text:p>
      <text:p text:style-name="P2"><text:span text:style-name="T4"/></text:p>
      <text:p text:style-name="P7"><text:span text:style-name="T10">Class Reg</text:span></text:p>
      <text:p text:style-name="P6"><text:span text:style-name="T3"/></text:p>
      <text:p text:style-name="P5"><text:span text:style-name="T3">Imports</text:span><text:span text:style-name="T1"> System.Collections.ObjectModel</text:span></text:p>
      <text:p text:style-name="Standard"><text:span text:style-name="T3">Imports</text:span><text:span text:style-name="T1"> System.Management.Automation</text:span></text:p>
      <text:p text:style-name="Standard"><text:span text:style-name="T3">Imports</text:span><text:span text:style-name="T1"> System.Management.Automation.Runspaces</text:span></text:p>
      <text:p text:style-name="P3"/>
      <text:p text:style-name="Standard"><text:span text:style-name="T3">Public</text:span><text:span text:style-name="T1"> </text:span><text:span text:style-name="T3">Class</text:span><text:span text:style-name="T1"> </text:span><text:span text:style-name="T8">ClsReg</text:span></text:p>
      <text:p text:style-name="P3"/>
      <text:p text:style-name="Standard"><text:span text:style-name="T1"><text:tab/></text:span><text:span text:style-name="T3">Dim</text:span><text:span text:style-name="T1"> vstrScriptText </text:span><text:span text:style-name="T3">As</text:span><text:span text:style-name="T1"> </text:span><text:span text:style-name="T3">String</text:span></text:p>
      <text:p text:style-name="P3"/>
      <text:p text:style-name="Standard"><text:span text:style-name="T1"><text:tab/></text:span><text:span text:style-name="T3">Public</text:span><text:span text:style-name="T1"> </text:span><text:span text:style-name="T3">Function</text:span><text:span text:style-name="T1"> IsInReg() </text:span><text:span text:style-name="T3">As</text:span><text:span text:style-name="T1"> </text:span><text:span text:style-name="T3">Boolean</text:span></text:p>
      <text:p text:style-name="Standard"><text:span text:style-name="T1"><text:tab/><text:tab/></text:span><text:span text:style-name="T7">' function to test if Hashes app is in the registry (on context menu)</text:span></text:p>
      <text:p text:style-name="P3"/>
      <text:p text:style-name="Standard"><text:span text:style-name="T1"><text:tab/><text:tab/></text:span><text:span text:style-name="T3">Dim</text:span><text:span text:style-name="T1"> vInReg </text:span><text:span text:style-name="T3">As</text:span><text:span text:style-name="T1"> </text:span><text:span text:style-name="T3">Boolean</text:span></text:p>
      <text:p text:style-name="P3"/>
      <text:p text:style-name="Standard"><text:span text:style-name="T1"><text:tab/><text:tab/></text:span><text:span text:style-name="T7">'reset the string variable</text:span></text:p>
      <text:p text:style-name="Standard"><text:span text:style-name="T1"><text:tab/><text:tab/>vstrScriptText = </text:span><text:span text:style-name="T9">""</text:span></text:p>
      <text:p text:style-name="Standard"><text:span text:style-name="T1"><text:tab/><text:tab/>vstrScriptText = </text:span><text:span text:style-name="T9">"REG QUERY HKCR\*\shell\'Open with Hashes 4 Windows 10' /ve "</text:span></text:p>
      <text:p text:style-name="P3"/>
      <text:p text:style-name="Standard"><text:span text:style-name="T1"><text:tab/><text:tab/></text:span><text:span text:style-name="T7">' powershell command</text:span></text:p>
      <text:p text:style-name="P3"/>
      <text:p text:style-name="Standard"><text:span text:style-name="T1"><text:tab/><text:tab/></text:span><text:span text:style-name="T7">' create Powershell runspace</text:span></text:p>
      <text:p text:style-name="Standard"><text:span text:style-name="T1"><text:tab/><text:tab/></text:span><text:span text:style-name="T3">Dim</text:span><text:span text:style-name="T1"> MyRunSpace </text:span><text:span text:style-name="T3">As</text:span><text:span text:style-name="T1"> Runspace = RunspaceFactory.CreateRunspace()</text:span></text:p>
      <text:p text:style-name="P3"/>
      <text:p text:style-name="Standard"><text:span text:style-name="T1"><text:tab/><text:tab/></text:span><text:span text:style-name="T7">' open it</text:span></text:p>
      <text:p text:style-name="Standard"><text:span text:style-name="T1"><text:tab/><text:tab/>MyRunSpace.Open()</text:span></text:p>
      <text:p text:style-name="P3"/>
      <text:p text:style-name="Standard"><text:span text:style-name="T1"><text:tab/><text:tab/></text:span><text:span text:style-name="T7">' create a pipeline and feed it the script text</text:span></text:p>
      <text:p text:style-name="Standard"><text:span text:style-name="T1"><text:tab/><text:tab/></text:span><text:span text:style-name="T3">Dim</text:span><text:span text:style-name="T1"> MyPipeline </text:span><text:span text:style-name="T3">As</text:span><text:span text:style-name="T1"> Pipeline = MyRunSpace.CreatePipeline()</text:span></text:p>
      <text:p text:style-name="P3"/>
      <text:p text:style-name="Standard"><text:span text:style-name="T1"><text:tab/><text:tab/>MyPipeline.Commands.AddScript(vstrScriptText)</text:span></text:p>
      <text:p text:style-name="P3"/>
      <text:p text:style-name="Standard"><text:span text:style-name="T1"><text:tab/><text:tab/></text:span><text:span text:style-name="T7">' execute the script</text:span></text:p>
      <text:p text:style-name="Standard"><text:span text:style-name="T1"><text:tab/><text:tab/></text:span><text:span text:style-name="T3">Dim</text:span><text:span text:style-name="T1"> inreg </text:span><text:span text:style-name="T3">As</text:span><text:span text:style-name="T1"> Collection(</text:span><text:span text:style-name="T3">Of</text:span><text:span text:style-name="T1"> PSObject) = MyPipeline.Invoke()</text:span></text:p>
      <text:p text:style-name="P3"/>
      <text:p text:style-name="Standard"><text:span text:style-name="T1"><text:tab/><text:tab/></text:span><text:span text:style-name="T7">' the result will have a count of 0 if the entry isn't found</text:span></text:p>
      <text:p text:style-name="Standard"><text:span text:style-name="T1"><text:tab/><text:tab/>vInReg = inreg.Count</text:span></text:p>
      <text:p text:style-name="P3"/>
      <text:p text:style-name="Standard"><text:span text:style-name="T1"><text:tab/><text:tab/></text:span><text:span text:style-name="T7">' close the runspace</text:span></text:p>
      <text:p text:style-name="Standard"><text:span text:style-name="T1"><text:tab/><text:tab/>MyRunSpace.Close()</text:span></text:p>
      <text:p text:style-name="P3"/>
      <text:p text:style-name="Standard"><text:span text:style-name="T1"><text:tab/><text:tab/></text:span><text:span text:style-name="T3">Return</text:span><text:span text:style-name="T1"> vInReg</text:span></text:p>
      <text:p text:style-name="Standard"><text:span text:style-name="T1"><text:tab/></text:span><text:span text:style-name="T3">End</text:span><text:span text:style-name="T1"> </text:span><text:span text:style-name="T3">Function</text:span></text:p>
      <text:p text:style-name="P3"/>
      <text:p text:style-name="Standard"><text:span text:style-name="T1"><text:tab/></text:span><text:span text:style-name="T3">Public</text:span><text:span text:style-name="T1"> </text:span><text:span text:style-name="T3">Sub</text:span><text:span text:style-name="T1"> AddToReg(vAdd </text:span><text:span text:style-name="T3">As</text:span><text:span text:style-name="T1"> </text:span><text:span text:style-name="T3">Boolean</text:span><text:span text:style-name="T1">)</text:span></text:p>
      <text:p text:style-name="Standard"><text:span text:style-name="T1"><text:tab/><text:tab/></text:span><text:span text:style-name="T7">'TODO Add add/delete Icon on context menu</text:span></text:p>
      <text:p text:style-name="P3"/>
      <text:p text:style-name="Standard"><text:span text:style-name="T1"><text:tab/><text:tab/></text:span><text:span text:style-name="T7">'reset the string variable</text:span></text:p>
      <text:p text:style-name="Standard"><text:span text:style-name="T1"><text:tab/><text:tab/>vstrScriptText = </text:span><text:span text:style-name="T9">""</text:span></text:p>
      <text:p text:style-name="P3"/>
      <text:p text:style-name="P3"/>
      <text:p text:style-name="Standard"><text:span text:style-name="T1"><text:tab/><text:tab/></text:span><text:span text:style-name="T3">If</text:span><text:span text:style-name="T1"> vAdd = </text:span><text:span text:style-name="T3">True</text:span><text:span text:style-name="T1"> </text:span><text:span text:style-name="T3">Then</text:span></text:p>
      <text:p text:style-name="Standard"><text:span text:style-name="T1"><text:tab/><text:tab/><text:tab/></text:span><text:span text:style-name="T7">' add to the reg</text:span></text:p>
      <text:p text:style-name="Standard"><text:span text:style-name="T1"><text:tab/><text:tab/><text:tab/>vstrScriptText = </text:span><text:span text:style-name="T9">"REG ADD HKCR\*\shell\'Open with Hashes 4 Windows 10'\command /d 'Hashes 4 Windows 10.exe %1'"</text:span></text:p>
      <text:p text:style-name="P3"/>
      <text:p text:style-name="Standard"><text:span text:style-name="T1"><text:tab/><text:tab/></text:span><text:span text:style-name="T3">Else</text:span></text:p>
      <text:p text:style-name="Standard"><text:span text:style-name="T1"><text:tab/><text:tab/><text:tab/></text:span><text:span text:style-name="T7">' <text:s/>delete all Hashes 4 Windows 10 data from the reg</text:span></text:p>
      <text:p text:style-name="Standard"><text:span text:style-name="T1"><text:tab/><text:tab/><text:tab/>vstrScriptText = </text:span><text:span text:style-name="T9">"REG DELETE HKCR\*\shell\'Open with Hashes 4 Windows 10' /f"</text:span></text:p>
      <text:p text:style-name="Standard"><text:span text:style-name="T1"><text:tab/><text:tab/></text:span><text:span text:style-name="T3">End</text:span><text:span text:style-name="T1"> </text:span><text:span text:style-name="T3">If</text:span></text:p>
      <text:p text:style-name="P3"/>
      <text:p text:style-name="P3"/>
      <text:p text:style-name="Standard"><text:span text:style-name="T1"><text:tab/><text:tab/></text:span><text:span text:style-name="T7">' powershell command</text:span></text:p>
      <text:p text:style-name="P3"/>
      <text:p text:style-name="Standard"><text:soft-page-break/><text:span text:style-name="T1"><text:tab/><text:tab/></text:span><text:span text:style-name="T7">' create Powershell runspace</text:span></text:p>
      <text:p text:style-name="Standard"><text:span text:style-name="T1"><text:tab/><text:tab/></text:span><text:span text:style-name="T3">Dim</text:span><text:span text:style-name="T1"> RegRunSpace </text:span><text:span text:style-name="T3">As</text:span><text:span text:style-name="T1"> Runspace = RunspaceFactory.CreateRunspace()</text:span></text:p>
      <text:p text:style-name="P3"/>
      <text:p text:style-name="Standard"><text:span text:style-name="T1"><text:tab/><text:tab/></text:span><text:span text:style-name="T7">' open it</text:span></text:p>
      <text:p text:style-name="Standard"><text:span text:style-name="T1"><text:tab/><text:tab/>RegRunSpace.Open()</text:span></text:p>
      <text:p text:style-name="P3"/>
      <text:p text:style-name="Standard"><text:span text:style-name="T1"><text:tab/><text:tab/></text:span><text:span text:style-name="T7">' create a pipeline and feed it the script text</text:span></text:p>
      <text:p text:style-name="Standard"><text:span text:style-name="T1"><text:tab/><text:tab/></text:span><text:span text:style-name="T3">Dim</text:span><text:span text:style-name="T1"> RegPipeline </text:span><text:span text:style-name="T3">As</text:span><text:span text:style-name="T1"> Pipeline = RegRunSpace.CreatePipeline()</text:span></text:p>
      <text:p text:style-name="P3"/>
      <text:p text:style-name="Standard"><text:span text:style-name="T1"><text:tab/><text:tab/>RegPipeline.Commands.AddScript(vstrScriptText)</text:span></text:p>
      <text:p text:style-name="P3"/>
      <text:p text:style-name="Standard"><text:span text:style-name="T1"><text:tab/><text:tab/></text:span><text:span text:style-name="T7">' execute the script </text:span></text:p>
      <text:p text:style-name="Standard"><text:span text:style-name="T1"><text:tab/><text:tab/>RegPipeline.Invoke()</text:span></text:p>
      <text:p text:style-name="P3"/>
      <text:p text:style-name="P3"/>
      <text:p text:style-name="Standard"><text:span text:style-name="T1"><text:tab/><text:tab/></text:span><text:span text:style-name="T7">' close the runspace </text:span></text:p>
      <text:p text:style-name="Standard"><text:span text:style-name="T1"><text:tab/><text:tab/>RegRunSpace.Close()</text:span></text:p>
      <text:p text:style-name="P3"/>
      <text:p text:style-name="Standard"><text:span text:style-name="T1"><text:tab/></text:span><text:span text:style-name="T3">End</text:span><text:span text:style-name="T1"> </text:span><text:span text:style-name="T3">Sub</text:span></text:p>
      <text:p text:style-name="P3"/>
      <text:p text:style-name="P3"/>
      <text:p text:style-name="Standard"><text:span text:style-name="T3">End</text:span><text:span text:style-name="T1"> </text:span><text:span text:style-name="T3">Class</text:span></text:p>
      <text:p text:style-name="P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0:27:02.509000000</meta:creation-date>
    <dc:date>2020-07-13T21:11:30.238000000</dc:date>
    <meta:editing-duration>PT24M3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80" meta:word-count="396" meta:character-count="2838" meta:non-whitespace-character-count="2407"/>
  </office:meta>
</office:document-meta>
</file>